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36E00004ADB000029E9B051A69F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eeeeee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9.5cm" svg:height="11cm" svg:x="0cm" svg:y="0cm">
          <text:p/>
        </draw:rect>
        <draw:frame draw:style-name="gr2" draw:text-style-name="P1" draw:layer="layout" svg:width="18.999cm" svg:height="10.636cm" svg:x="0.238cm" svg:y="0.2cm">
          <draw:image xlink:href="Pictures/2000036E00004ADB000029E9B051A69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02T19:09:25.90</meta:creation-date>
    <dc:date>2019-01-17T23:42:18.87</dc:date>
    <dc:creator>Alastair Donaldson</dc:creator>
    <meta:editing-duration>PT4M24S</meta:editing-duration>
    <meta:editing-cycles>2</meta:editing-cycles>
    <meta:generator>OpenOffice/4.1.5$Win32 OpenOffice.org_project/415m1$Build-9789</meta:generator>
    <meta:document-statistic meta:object-count="2"/>
  </office:meta>
</office:document-meta>
</file>